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2323dc" draw:fill="solid" draw:fill-color="#2323d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12.17cm" svg:x2="13.827cm" svg:y2="12.17cm">
          <text:p/>
        </draw:line>
        <draw:line draw:style-name="gr1" draw:text-style-name="P1" draw:layer="layout" svg:x1="1.509cm" svg:y1="12.17cm" svg:x2="1.508cm" svg:y2="1.248cm">
          <text:p/>
        </draw:line>
        <draw:custom-shape draw:style-name="gr2" draw:text-style-name="P1" draw:layer="layout" svg:width="11.627cm" svg:height="18.908cm" svg:x="1.892cm" svg:y="3.951cm">
          <text:p/>
          <draw:enhanced-geometry svg:viewBox="0 0 21600 21600" draw:type="block-arc" draw:modifiers="-171.446237456494 10072.40961369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" draw:text-style-name="P2" draw:layer="layout" svg:width="11.907cm" svg:height="1.047cm" svg:x="1.993cm" svg:y="12.303cm">
          <draw:text-box>
            <text:p text:style-name="P2"><text:span text:style-name="T1">open-ocean – mixed - epicontinental</text:span></text:p>
          </draw:text-box>
        </draw:frame>
        <draw:frame draw:style-name="gr3" draw:text-style-name="P2" draw:layer="layout" svg:width="6.128cm" svg:height="1.047cm" draw:transform="rotate (1.58126830230686) translate (0.546cm 10.235cm)">
          <draw:text-box>
            <text:p text:style-name="P2"><text:span text:style-name="T1">expected duration</text:span></text:p>
          </draw:text-box>
        </draw:frame>
        <draw:custom-shape draw:style-name="gr4" draw:text-style-name="P1" draw:layer="layout" svg:width="12.219cm" svg:height="4.293cm" svg:x="1.608cm" svg:y="4.2cm">
          <text:p/>
          <draw:enhanced-geometry svg:viewBox="0 0 21600 21600" draw:type="block-arc" draw:modifiers="-179.024875735595 9458.5665596334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16:05.447955126</meta:creation-date>
    <dc:date>2015-10-29T15:47:07.401731661</dc:date>
    <meta:editing-duration>PT4M22S</meta:editing-duration>
    <meta:editing-cycles>9</meta:editing-cycles>
    <meta:generator>LibreOffice/4.2.8.2$Linux_X86_64 LibreOffice_project/420m0$Build-2</meta:generator>
    <meta:document-statistic meta:object-count="6"/>
  </office:meta>
</office:document-meta>
</file>